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igtree" svg:font-family="Figtree, ui-sans-serif, system-ui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ee58" officeooo:paragraph-rsid="0019ee58"/>
    </style:style>
    <style:style style:name="P2" style:family="paragraph" style:parent-style-name="Text_20_body">
      <style:paragraph-properties fo:margin-top="0in" fo:margin-bottom="0in" style:contextual-spacing="false"/>
      <style:text-properties officeooo:rsid="0019ee58" officeooo:paragraph-rsid="0019ee58"/>
    </style:style>
    <style:style style:name="P3" style:family="paragraph" style:parent-style-name="Standard">
      <style:text-properties officeooo:rsid="0019ee58" officeooo:paragraph-rsid="0019ee58" fo:background-color="#ffff00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19ee58" officeooo:paragraph-rsid="0019ee58" fo:background-color="#ffff00"/>
    </style:style>
    <style:style style:name="P5" style:family="paragraph" style:parent-style-name="Standard">
      <style:text-properties officeooo:rsid="001b5cce" officeooo:paragraph-rsid="001b5cce" fo:background-color="#ffff00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Standard">
      <style:text-properties officeooo:rsid="001b5cce" officeooo:paragraph-rsid="001b5cce" fo:background-color="#ffff00"/>
    </style:style>
    <style:style style:name="P8" style:family="paragraph" style:parent-style-name="Standard">
      <style:text-properties fo:font-size="18pt" officeooo:rsid="001e20df" officeooo:paragraph-rsid="001e20df" fo:background-color="transparent" style:font-size-asian="18pt" style:font-size-complex="18pt"/>
    </style:style>
    <style:style style:name="P9" style:family="paragraph" style:parent-style-name="Standard">
      <style:text-properties fo:font-size="18pt" officeooo:rsid="00201b76" officeooo:paragraph-rsid="00201b76" fo:background-color="transparent" style:font-size-asian="18pt" style:font-size-complex="18pt"/>
    </style:style>
    <style:style style:name="P10" style:family="paragraph" style:parent-style-name="Standard">
      <style:text-properties fo:font-size="18pt" officeooo:paragraph-rsid="001e20df" fo:background-color="transparent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officeooo:paragraph-rsid="00201b76" fo:background-color="#1f1f1f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207cb7" fo:background-color="#1f1f1f"/>
    </style:style>
    <style:style style:name="P1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207cb7" officeooo:paragraph-rsid="00207cb7" fo:background-color="#1f1f1f"/>
    </style:style>
    <style:style style:name="P16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officeooo:rsid="0020e2a5" officeooo:paragraph-rsid="0020e2a5" fo:background-color="#1f1f1f" style:font-size-asian="18pt" style:font-size-complex="18pt"/>
    </style:style>
    <style:style style:name="P17" style:family="paragraph" style:parent-style-name="Standard">
      <style:text-properties fo:color="#569cd6" loext:opacity="100%" style:font-name="Droid Sans Mono" fo:font-size="10.5pt" fo:font-weight="normal" officeooo:rsid="00201b76" officeooo:paragraph-rsid="00201b76" fo:background-color="#1f1f1f" style:font-size-asian="18pt" style:font-size-complex="18pt"/>
    </style:style>
    <style:style style:name="P18" style:family="paragraph" style:parent-style-name="Standard">
      <style:paragraph-properties style:line-height-at-least="0.198in"/>
      <style:text-properties fo:color="#569cd6" loext:opacity="100%" style:font-name="Droid Sans Mono" fo:font-size="10.5pt" fo:font-weight="normal" officeooo:rsid="0020e2a5" officeooo:paragraph-rsid="0020e2a5" fo:background-color="#1f1f1f" style:font-size-asian="18pt" style:font-size-complex="18pt"/>
    </style:style>
    <style:style style:name="P1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f1f1f"/>
    </style:style>
    <style:style style:name="P20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201b76" fo:background-color="#1f1f1f"/>
    </style:style>
    <style:style style:name="P2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rsid="00201b76" officeooo:paragraph-rsid="00201b76" fo:background-color="#1f1f1f"/>
    </style:style>
    <style:style style:name="P22" style:family="paragraph" style:parent-style-name="Standard">
      <style:paragraph-properties style:line-height-at-least="0.198in"/>
      <style:text-properties fo:color="#d4d4d4" loext:opacity="100%" style:font-name="Droid Sans Mono" fo:font-size="15pt" fo:font-weight="normal" officeooo:rsid="00201b76" officeooo:paragraph-rsid="00201b76" fo:background-color="#1f1f1f" style:font-size-asian="15pt" style:font-size-complex="15pt"/>
    </style:style>
    <style:style style:name="P23" style:family="paragraph" style:parent-style-name="Standard">
      <style:paragraph-properties style:line-height-at-least="0.198in"/>
    </style:style>
    <style:style style:name="P24" style:family="paragraph" style:parent-style-name="Standard">
      <style:paragraph-properties fo:margin-top="0in" fo:margin-bottom="0.1965in" style:contextual-spacing="false" style:line-height-at-least="0.198in"/>
    </style:style>
    <style:style style:name="P25" style:family="paragraph" style:parent-style-name="Standard">
      <style:paragraph-properties style:line-height-at-least="0.198in"/>
      <style:text-properties fo:font-size="10.5pt" officeooo:rsid="00201b76" officeooo:paragraph-rsid="00201b76" fo:background-color="#1f1f1f"/>
    </style:style>
    <style:style style:name="P26" style:family="paragraph" style:parent-style-name="Standard">
      <style:paragraph-properties style:line-height-at-least="0.198in"/>
      <style:text-properties fo:font-size="10.5pt" officeooo:rsid="00201b76" fo:background-color="#1f1f1f"/>
    </style:style>
    <style:style style:name="P27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28" style:family="paragraph" style:parent-style-name="Standard">
      <style:paragraph-properties style:line-height-at-least="0.198in"/>
      <style:text-properties fo:font-size="16pt" officeooo:rsid="00201b76" officeooo:paragraph-rsid="00201b76" fo:background-color="#1f1f1f" style:font-size-asian="16pt" style:font-size-complex="16pt"/>
    </style:style>
    <style:style style:name="P29" style:family="paragraph" style:parent-style-name="Standard">
      <style:paragraph-properties style:line-height-at-least="0.198in"/>
      <style:text-properties fo:font-size="16pt" officeooo:paragraph-rsid="00201b76" fo:background-color="#1f1f1f"/>
    </style:style>
    <style:style style:name="P30" style:family="paragraph" style:parent-style-name="Standard">
      <style:paragraph-properties style:line-height-at-least="0.198in"/>
      <style:text-properties fo:font-size="21pt" officeooo:rsid="00201b76" officeooo:paragraph-rsid="00201b76" fo:background-color="#1f1f1f" style:font-size-asian="21pt" style:font-size-complex="21pt"/>
    </style:style>
    <style:style style:name="P31" style:family="paragraph" style:parent-style-name="Standard">
      <style:paragraph-properties style:line-height-at-least="0.198in"/>
      <style:text-properties fo:font-variant="normal" fo:text-transform="none" fo:color="#ffffff" loext:opacity="100%" style:font-name="Figtree" fo:font-size="18pt" fo:letter-spacing="normal" fo:font-style="normal" fo:font-weight="bold" officeooo:rsid="0020e2a5" officeooo:paragraph-rsid="0020e2a5" fo:background-color="#1f1f1f" style:font-size-asian="18pt" style:font-size-complex="18pt"/>
    </style:style>
    <style:style style:name="P32" style:family="paragraph" style:parent-style-name="Standard">
      <style:paragraph-properties style:line-height-at-least="0.198in"/>
      <style:text-properties fo:font-variant="normal" fo:text-transform="none" fo:color="#ffffff" loext:opacity="100%" style:font-name="Figtree" fo:font-size="18pt" fo:letter-spacing="normal" fo:font-style="normal" fo:font-weight="bold" officeooo:rsid="0021f414" officeooo:paragraph-rsid="0021f414" fo:background-color="#1f1f1f" style:font-size-asian="18pt" style:font-size-complex="18pt"/>
    </style:style>
    <style:style style:name="P33" style:family="paragraph" style:parent-style-name="Standard">
      <style:paragraph-properties style:line-height-at-least="0.198in"/>
      <style:text-properties fo:font-variant="normal" fo:text-transform="none" fo:color="#ffffff" loext:opacity="100%" style:font-name="Figtree" fo:font-size="18pt" fo:letter-spacing="normal" fo:font-style="normal" fo:font-weight="bold" officeooo:rsid="00235801" officeooo:paragraph-rsid="00235801" fo:background-color="#1f1f1f" style:font-size-asian="18pt" style:font-size-complex="18pt"/>
    </style:style>
    <style:style style:name="P34" style:family="paragraph" style:parent-style-name="Standard">
      <style:paragraph-properties style:line-height-at-least="0.198in"/>
      <style:text-properties fo:font-variant="normal" fo:text-transform="none" fo:color="#569cd6" loext:opacity="100%" style:font-name="Droid Sans Mono" fo:font-size="10.5pt" fo:letter-spacing="normal" fo:font-style="normal" fo:font-weight="normal" officeooo:rsid="0021f414" officeooo:paragraph-rsid="0021f414" fo:background-color="#1f1f1f" style:font-size-asian="18pt" style:font-size-complex="18pt"/>
    </style:style>
    <style:style style:name="P35" style:family="paragraph" style:parent-style-name="Standard">
      <style:paragraph-properties style:line-height-at-least="0.198in"/>
      <style:text-properties fo:color="#ffffff" loext:opacity="100%" style:font-name="Figtree" fo:font-size="18pt" fo:font-weight="bold" officeooo:paragraph-rsid="0021f414" fo:background-color="#1f1f1f"/>
    </style:style>
    <style:style style:name="P36" style:family="paragraph" style:parent-style-name="Standard">
      <style:paragraph-properties style:line-height-at-least="0.198in"/>
      <style:text-properties fo:color="#ffffff" loext:opacity="100%" style:font-name="Figtree" fo:font-size="18pt" fo:font-weight="bold" officeooo:paragraph-rsid="00235801" fo:background-color="#1f1f1f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margin-top="0in" fo:margin-bottom="0in" style:contextual-spacing="false"/>
    </style:style>
    <style:style style:name="P39" style:family="paragraph" style:parent-style-name="Text_20_body" style:list-style-name="L2"/>
    <style:style style:name="P40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Droid Sans Mono" fo:font-size="10.5pt" fo:font-weight="normal"/>
    </style:style>
    <style:style style:name="T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" style:family="text">
      <style:text-properties fo:color="#d4d4d4" loext:opacity="100%"/>
    </style:style>
    <style:style style:name="T5" style:family="text">
      <style:text-properties fo:color="#d4d4d4" loext:opacity="100%" style:font-name="Droid Sans Mono" fo:font-size="10.5pt" fo:font-weight="normal"/>
    </style:style>
    <style:style style:name="T6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7" style:family="text">
      <style:text-properties fo:color="#d4d4d4" loext:opacity="100%" style:font-name="Droid Sans Mono" fo:font-weight="normal"/>
    </style:style>
    <style:style style:name="T8" style:family="text">
      <style:text-properties fo:color="#d4d4d4" loext:opacity="100%" style:font-name="Droid Sans Mono" fo:font-weight="normal" officeooo:rsid="00201b76" style:font-size-asian="16pt" style:font-size-complex="16pt"/>
    </style:style>
    <style:style style:name="T9" style:family="text">
      <style:text-properties fo:color="#4ec9b0" loext:opacity="100%"/>
    </style:style>
    <style:style style:name="T10" style:family="text">
      <style:text-properties fo:color="#4ec9b0" loext:opacity="100%" style:font-name="Droid Sans Mono" fo:font-size="10.5pt" fo:font-weight="normal"/>
    </style:style>
    <style:style style:name="T11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12" style:family="text">
      <style:text-properties fo:color="#dcdcaa" loext:opacity="100%"/>
    </style:style>
    <style:style style:name="T13" style:family="text">
      <style:text-properties fo:color="#dcdcaa" loext:opacity="100%" style:font-name="Droid Sans Mono" fo:font-size="10.5pt" fo:font-weight="normal"/>
    </style:style>
    <style:style style:name="T14" style:family="text">
      <style:text-properties fo:color="#c586c0" loext:opacity="100%"/>
    </style:style>
    <style:style style:name="T15" style:family="text">
      <style:text-properties fo:color="#ce9178" loext:opacity="100%"/>
    </style:style>
    <style:style style:name="T16" style:family="text">
      <style:text-properties officeooo:rsid="001e20df" style:font-size-asian="18pt" style:font-size-complex="18pt"/>
    </style:style>
    <style:style style:name="T17" style:family="text">
      <style:text-properties officeooo:rsid="00201b76" style:font-size-asian="18pt" style:font-size-complex="18pt"/>
    </style:style>
    <style:style style:name="T18" style:family="text">
      <style:text-properties officeooo:rsid="00201b76"/>
    </style:style>
    <style:style style:name="T19" style:family="text">
      <style:text-properties fo:color="#cccccc" loext:opacity="100%" style:font-name="Droid Sans Mono" fo:font-weight="normal"/>
    </style:style>
    <style:style style:name="T20" style:family="text">
      <style:text-properties fo:color="#6a9955" loext:opacity="100%"/>
    </style:style>
    <style:style style:name="T21" style:family="text">
      <style:text-properties fo:color="#9cdcfe" loext:opacity="100%"/>
    </style:style>
    <style:style style:name="T22" style:family="text">
      <style:text-properties officeooo:rsid="00207cb7"/>
    </style:style>
    <style:style style:name="T23" style:family="text">
      <style:text-properties fo:font-size="15pt" officeooo:rsid="00207cb7" style:font-size-asian="15pt" style:font-size-complex="15pt"/>
    </style:style>
    <style:style style:name="T24" style:family="text">
      <style:text-properties fo:font-variant="normal" fo:text-transform="none" fo:letter-spacing="normal" fo:font-style="normal" officeooo:rsid="0021f414" style:font-size-asian="18pt" style:font-size-complex="18pt"/>
    </style:style>
    <style:style style:name="T25" style:family="text">
      <style:text-properties fo:font-variant="normal" fo:text-transform="none" fo:letter-spacing="normal" fo:font-style="normal" officeooo:rsid="00235801" style:font-size-asian="18pt" style:font-size-complex="1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the lifecycle of a Laravel request with a simple <text:span text:style-name="Strong_20_Emphasis">scenario</text:span>:</text:p>
      <text:h text:style-name="Heading_20_3" text:outline-level="3">Scenario: A User Requests a Web Page (e.g., "/profile")</text:h>
      <text:list xml:id="list4008465023" text:style-name="L1">
        <text:list-item>
          <text:p text:style-name="P37"><text:span text:style-name="Strong_20_Emphasis">User Makes a Request</text:span><text:line-break/>The user types <text:span text:style-name="Source_20_Text">www.example.com/profile</text:span> into their browser and hits enter.</text:p>
        </text:list-item>
        <text:list-item>
          <text:p text:style-name="P37"><text:span text:style-name="Strong_20_Emphasis">Web Server Routes the Request</text:span><text:line-break/>The web server (Nginx or Apache) directs this request to Laravel’s entry point: the <text:span text:style-name="Source_20_Text">public/index.php</text:span> file.</text:p>
        </text:list-item>
        <text:list-item>
          <text:p text:style-name="P37"><text:span text:style-name="Strong_20_Emphasis">Bootstrapping the Application</text:span><text:line-break/>The <text:span text:style-name="Source_20_Text">index.php</text:span> file initializes the Laravel framework by loading the <text:span text:style-name="Strong_20_Emphasis">Composer autoloader</text:span> and then retrieving the application instance from <text:span text:style-name="Source_20_Text">bootstrap/app.php</text:span>.</text:p>
        </text:list-item>
        <text:list-item>
          <text:p text:style-name="P37"><text:span text:style-name="Strong_20_Emphasis">HTTP Kernel Handles the Request</text:span><text:line-break/>The application passes the request to the <text:span text:style-name="Strong_20_Emphasis">HTTP kernel</text:span> (<text:span text:style-name="Source_20_Text">app/Http/Kernel.php</text:span>).</text:p>
          <text:list>
            <text:list-item>
              <text:p text:style-name="P38">The HTTP kernel initializes important services like logging and error handling (bootstrappers).</text:p>
            </text:list-item>
            <text:list-item>
              <text:p text:style-name="P38">It also checks the <text:span text:style-name="Strong_20_Emphasis">middleware</text:span> stack (e.g., session handling, checking if the app is in maintenance mode, verifying CSRF tokens).</text:p>
            </text:list-item>
          </text:list>
        </text:list-item>
        <text:list-item>
          <text:p text:style-name="P37"><text:span text:style-name="Strong_20_Emphasis">Service Providers Load</text:span><text:line-break/>The kernel loads the necessary <text:span text:style-name="Strong_20_Emphasis">service providers</text:span> for features like database connections, validation, and routing.</text:p>
        </text:list-item>
        <text:list-item>
          <text:p text:style-name="P37"><text:span text:style-name="Strong_20_Emphasis">Routing the Request</text:span><text:line-break/>The request is handed over to the <text:span text:style-name="Strong_20_Emphasis">router</text:span>.</text:p>
          <text:list>
            <text:list-item>
              <text:p text:style-name="P38">Laravel checks the <text:span text:style-name="Source_20_Text">routes/web.php</text:span> file to see if there’s a route for <text:span text:style-name="Source_20_Text">/profile</text:span>.</text:p>
            </text:list-item>
            <text:list-item>
              <text:p text:style-name="P38">If a matching route exists, the router sends the request to the corresponding <text:span text:style-name="Strong_20_Emphasis">controller</text:span> (e.g., <text:span text:style-name="Source_20_Text">ProfileController@show</text:span>).</text:p>
            </text:list-item>
          </text:list>
        </text:list-item>
        <text:list-item>
          <text:p text:style-name="P37"><text:span text:style-name="Strong_20_Emphasis">Middleware Check</text:span><text:line-break/>The request goes through any route-specific <text:span text:style-name="Strong_20_Emphasis">middleware</text:span> (e.g., checking if the user is logged in).</text:p>
          <text:list>
            <text:list-item>
              <text:p text:style-name="P38">If the user is not logged in, they might be redirected to the login page.</text:p>
            </text:list-item>
            <text:list-item>
              <text:p text:style-name="P38">If the user is authenticated, the request continues.</text:p>
            </text:list-item>
          </text:list>
        </text:list-item>
        <text:list-item>
          <text:p text:style-name="P37"><text:span text:style-name="Strong_20_Emphasis">Controller Processes the Request</text:span><text:line-break/>The <text:span text:style-name="Strong_20_Emphasis">controller</text:span> method (<text:span text:style-name="Source_20_Text">ProfileController@show</text:span>) is executed. It might fetch the user's profile data from the database and prepare a response.</text:p>
        </text:list-item>
        <text:list-item>
          <text:p text:style-name="P37"><text:span text:style-name="Strong_20_Emphasis">Returning a Response</text:span><text:line-break/>The controller method returns a <text:span text:style-name="Strong_20_Emphasis">response</text:span>, usually an HTML page (like the profile page) or JSON data if it’s an API.</text:p>
        </text:list-item>
        <text:list-item>
          <text:p text:style-name="P37"><text:span text:style-name="Strong_20_Emphasis">Sending the Response to the Browser</text:span><text:line-break/>The response passes back through the middleware and is sent to the <text:span text:style-name="Strong_20_Emphasis">HTTP kernel</text:span>, which returns it to the user’s web browser.</text:p>
        </text:list-item>
        <text:list-item>
          <text:p text:style-name="P37"><text:soft-page-break/><text:span text:style-name="Strong_20_Emphasis">Displaying the Web Page</text:span><text:line-break/>The user’s browser receives the response and renders the profile page on their screen.</text:p>
        </text:list-item>
      </text:list>
      <text:h text:style-name="Heading_20_3" text:outline-level="3">Summary</text:h>
      <text:p text:style-name="Text_20_body">In this lifecycle, Laravel:</text:p>
      <text:list xml:id="list953842144" text:style-name="L2">
        <text:list-item>
          <text:p text:style-name="P40">Receives the request.</text:p>
        </text:list-item>
        <text:list-item>
          <text:p text:style-name="P40">Initializes (bootstraps) the framework.</text:p>
        </text:list-item>
        <text:list-item>
          <text:p text:style-name="P40">Passes the request through middleware, service providers, and the router.</text:p>
        </text:list-item>
        <text:list-item>
          <text:p text:style-name="P40">Calls the controller method to handle the request.</text:p>
        </text:list-item>
        <text:list-item>
          <text:p text:style-name="P39">Sends the response back to the browser.</text:p>
        </text:list-item>
      </text:list>
      <text:p text:style-name="P6"/>
      <text:p text:style-name="P6"/>
      <text:p text:style-name="P4"><text:s text:c="2"/>Php artisan about <text:s/></text:p>
      <text:p text:style-name="P4"/>
      <text:p text:style-name="P2">Environment ................................................................................. <text:s/></text:p>
      <text:p text:style-name="P2"><text:s text:c="2"/>Application Name ............................................................... منصة الملكية <text:s/></text:p>
      <text:p text:style-name="P2"><text:s text:c="2"/>Laravel Version ..................................................................... 11.21.0 <text:s/></text:p>
      <text:p text:style-name="P2"><text:s text:c="2"/>PHP Version .......................................................................... 8.3.11 <text:s/></text:p>
      <text:p text:style-name="P2"><text:s text:c="2"/>Composer Version ...................................................................... 2.7.8 <text:s/></text:p>
      <text:p text:style-name="P2"><text:s text:c="2"/>Environment ........................................................................... local <text:s/></text:p>
      <text:p text:style-name="P2"><text:s text:c="2"/>Debug Mode .......................................................................... ENABLED <text:s/></text:p>
      <text:p text:style-name="P2"><text:s text:c="2"/>URL ................................................................ devlocal.crowdfunding.co <text:s/></text:p>
      <text:p text:style-name="P2"><text:s text:c="2"/>Maintenance Mode ........................................................................ OFF <text:s/></text:p>
      <text:p text:style-name="P2"><text:s text:c="2"/>Timezone ....................................................................... Asia/Karachi <text:s/></text:p>
      <text:p text:style-name="P2"><text:s text:c="2"/>Locale ................................................................................... en <text:s/></text:p>
      <text:p text:style-name="P2"/>
      <text:p text:style-name="P2"><text:s text:c="2"/>Cache ....................................................................................... <text:s/></text:p>
      <text:p text:style-name="P2"><text:s text:c="2"/>Config ........................................................................... NOT CACHED <text:s/></text:p>
      <text:p text:style-name="P2"><text:s text:c="2"/>Events ........................................................................... NOT CACHED <text:s/></text:p>
      <text:p text:style-name="P2"><text:s text:c="2"/>Routes ........................................................................... NOT CACHED <text:s/></text:p>
      <text:p text:style-name="P2"><text:s text:c="2"/>Views ................................................................................ CACHED <text:s/></text:p>
      <text:p text:style-name="P2"/>
      <text:p text:style-name="P2"><text:s text:c="2"/>Drivers ..................................................................................... <text:s/></text:p>
      <text:p text:style-name="P2"><text:s text:c="2"/>Broadcasting ............................................................................ log <text:s/></text:p>
      <text:p text:style-name="P2"><text:s text:c="2"/>Cache .................................................................................. file <text:s/></text:p>
      <text:p text:style-name="P2"><text:s text:c="2"/>Database .............................................................................. mysql <text:s/></text:p>
      <text:p text:style-name="P2"><text:s text:c="2"/>Logs ......................................................................... stack / single <text:s/></text:p>
      <text:p text:style-name="P2"><text:s text:c="2"/>Mail .................................................................................... ses <text:s/></text:p>
      <text:p text:style-name="P2"><text:s text:c="2"/>Queue .............................................................................. database <text:s/></text:p>
      <text:p text:style-name="P2"><text:s text:c="2"/>Session ................................................................................ file </text:p>
      <text:p text:style-name="Standard"/>
      <text:p text:style-name="Standard"/>
      <text:p text:style-name="Standard"/>
      <text:p text:style-name="P3">php artisan about –only = environment</text:p>
      <text:p text:style-name="P3"/>
      <text:p text:style-name="P5"><text:soft-page-break/>php artisan config:show database <text:s text:c="3"/>----→configration values in detail</text:p>
      <text:p text:style-name="P5"/>
      <text:p text:style-name="P5"/>
      <text:p text:style-name="P5">manafa-tech@manafatech-Precision-3541:/var/www/html/example$ php artisan env:encrypt</text:p>
      <text:p text:style-name="P5"/>
      <text:p text:style-name="P5"><text:s text:c="3"/>INFO <text:s/>Environment successfully encrypted. <text:s/></text:p>
      <text:p text:style-name="P5"/>
      <text:p text:style-name="P5"><text:s text:c="2"/>Key ...................................... base64:tGgPljf2voNZ+RQEZX0emr4TlQvdlzNszOYzITqosoU= <text:s/></text:p>
      <text:p text:style-name="P5"><text:s text:c="2"/>Cipher ........................................................................... AES-256-CBC <text:s/></text:p>
      <text:p text:style-name="P5"><text:s text:c="2"/>Encrypted file ................................................................ .env.encrypted <text:s/></text:p>
      <text:p text:style-name="P5"/>
      <text:p text:style-name="P5"/>
      <text:p text:style-name="P5"/>
      <text:p text:style-name="P8">Create Custom Facade:</text:p>
      <text:p text:style-name="P8"/>
      <text:p text:style-name="P10"><text:span text:style-name="T16">SomeServiceProvider.</text:span><text:span text:style-name="T17">php</text:span><text:span text:style-name="T16">:<text:line-break/><text:line-break/></text:span><text:span text:style-name="T3">&lt;?php</text:span></text:p>
      <text:p text:style-name="P11"><text:span text:style-name="T1">namespace</text:span><text:span text:style-name="T4"> </text:span><text:span text:style-name="T9">App\Providers\Services</text:span><text:span text:style-name="T4">;</text:span></text:p>
      <text:p text:style-name="P11"><text:span text:style-name="T1">class</text:span><text:span text:style-name="T4"> </text:span><text:span text:style-name="T9">SomeServiceProvider</text:span><text:span text:style-name="T4"> {</text:span></text:p>
      <text:p text:style-name="P11"><text:span text:style-name="T1">public</text:span><text:span text:style-name="T4"> </text:span><text:span text:style-name="T1">function</text:span><text:span text:style-name="T4"> </text:span><text:span text:style-name="T12">do</text:span><text:span text:style-name="T4">() {</text:span></text:p>
      <text:p text:style-name="P11"><text:span text:style-name="T14">return</text:span><text:span text:style-name="T4"> </text:span><text:span text:style-name="T15">"do something"</text:span><text:span text:style-name="T4">;</text:span></text:p>
      <text:p text:style-name="P19">}</text:p>
      <text:p text:style-name="P19">}</text:p>
      <text:p text:style-name="P11"><text:span text:style-name="T1">?&gt;</text:span></text:p>
      <text:p text:style-name="P26"><text:span text:style-name="T19"/></text:p>
      <text:p text:style-name="P8"/>
      <text:p text:style-name="P9">web.php</text:p>
      <text:p text:style-name="P9"/>
      <text:p text:style-name="P17">&lt;?php</text:p>
      <text:p text:style-name="P23"><text:span text:style-name="T3">use</text:span><text:span text:style-name="T6"> App\Http\Controllers\</text:span><text:span text:style-name="T11">ProfileController</text:span><text:span text:style-name="T6">;</text:span></text:p>
      <text:p text:style-name="P11"><text:span text:style-name="T1">use</text:span><text:span text:style-name="T4"> App\Providers\Services\</text:span><text:span text:style-name="T9">SomeServiceProvider</text:span><text:span text:style-name="T4">;</text:span></text:p>
      <text:p text:style-name="P11"><text:span text:style-name="T1">use</text:span><text:span text:style-name="T4"> Illuminate\Support\Facades\</text:span><text:span text:style-name="T9">Route</text:span><text:span text:style-name="T4">;</text:span></text:p>
      <text:p text:style-name="P13"><text:span text:style-name="T9">Route</text:span><text:span text:style-name="T4">::</text:span><text:span text:style-name="T12">get</text:span><text:span text:style-name="T4">(</text:span><text:span text:style-name="T15">'/'</text:span><text:span text:style-name="T4">, </text:span><text:span text:style-name="T1">function</text:span><text:span text:style-name="T4"> () {</text:span></text:p>
      <text:p text:style-name="P13"><text:span text:style-name="T20">$service = new SomeServiceProvider();</text:span></text:p>
      <text:p text:style-name="P27">dd($service-&gt;do());</text:p>
      <text:p text:style-name="P11"><text:span text:style-name="T14">return</text:span><text:span text:style-name="T4"> </text:span><text:span text:style-name="T12">view</text:span><text:span text:style-name="T4">(</text:span><text:span text:style-name="T15">'welcome'</text:span><text:span text:style-name="T4">);</text:span></text:p>
      <text:p text:style-name="P19">});</text:p>
      <text:p text:style-name="P19"/>
      <text:p text:style-name="P19"/>
      <text:p text:style-name="P21">Cannot call statistically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pan text:style-name="T7"/></text:p>
      <text:p text:style-name="P25"><text:soft-page-break/><text:span text:style-name="T7"/></text:p>
      <text:p text:style-name="P28"><text:span text:style-name="T7">By using Facades</text:span></text:p>
      <text:p text:style-name="P28"><text:span text:style-name="T7"/></text:p>
      <text:p text:style-name="P29"><text:span text:style-name="T8">First we need to register <text:line-break/><text:line-break/><text:line-break/></text:span><text:span text:style-name="T5">&lt;?php</text:span></text:p>
      <text:p text:style-name="P23"/>
      <text:p text:style-name="P11"><text:span text:style-name="T1">namespace</text:span><text:span text:style-name="T4"> </text:span><text:span text:style-name="T9">App\Providers</text:span><text:span text:style-name="T4">;</text:span></text:p>
      <text:p text:style-name="P23"/>
      <text:p text:style-name="P11"><text:span text:style-name="T1">use</text:span><text:span text:style-name="T4"> Illuminate\Support\</text:span><text:span text:style-name="T9">ServiceProvider</text:span><text:span text:style-name="T4">;</text:span></text:p>
      <text:p text:style-name="P11"><text:span text:style-name="T1">use</text:span><text:span text:style-name="T4"> App\Providers\Services\</text:span><text:span text:style-name="T9">SomeServiceProvider</text:span><text:span text:style-name="T4">;</text:span></text:p>
      <text:p text:style-name="P23"/>
      <text:p text:style-name="P11"><text:span text:style-name="T1">class</text:span><text:span text:style-name="T4"> </text:span><text:span text:style-name="T9">AppServiceProvider</text:span><text:span text:style-name="T4"> </text:span><text:span text:style-name="T1">extends</text:span><text:span text:style-name="T4"> </text:span><text:span text:style-name="T9">ServiceProvider</text:span></text:p>
      <text:p text:style-name="P19">{</text:p>
      <text:p text:style-name="P27">/**</text:p>
      <text:p text:style-name="P27">* Register any application services.</text:p>
      <text:p text:style-name="P27">*/</text:p>
      <text:p text:style-name="P11"><text:span text:style-name="T1">public</text:span><text:span text:style-name="T4"> </text:span><text:span text:style-name="T1">function</text:span><text:span text:style-name="T4"> </text:span><text:span text:style-name="T12">register</text:span><text:span text:style-name="T4">(): </text:span><text:span text:style-name="T1">void</text:span></text:p>
      <text:p text:style-name="P19">{</text:p>
      <text:p text:style-name="P11"><text:span text:style-name="T1">$this</text:span><text:span text:style-name="T4">-&gt;</text:span><text:span text:style-name="T21">app</text:span><text:span text:style-name="T4">-&gt;</text:span><text:span text:style-name="T12">bind</text:span><text:span text:style-name="T4">(</text:span><text:span text:style-name="T15">'SomeService'</text:span><text:span text:style-name="T4">,</text:span><text:span text:style-name="T1">function</text:span><text:span text:style-name="T4">() {</text:span></text:p>
      <text:p text:style-name="P11"><text:span text:style-name="T14">return</text:span><text:span text:style-name="T4"> </text:span><text:span text:style-name="T1">new</text:span><text:span text:style-name="T4"> </text:span><text:span text:style-name="T9">SomeServiceProvider</text:span><text:span text:style-name="T4">;</text:span></text:p>
      <text:p text:style-name="P19">});</text:p>
      <text:p text:style-name="P19">}</text:p>
      <text:p text:style-name="P24"/>
      <text:p text:style-name="P27">/**</text:p>
      <text:p text:style-name="P27">* Bootstrap any application services.</text:p>
      <text:p text:style-name="P27">*/</text:p>
      <text:p text:style-name="P11"><text:span text:style-name="T1">public</text:span><text:span text:style-name="T4"> </text:span><text:span text:style-name="T1">function</text:span><text:span text:style-name="T4"> </text:span><text:span text:style-name="T12">boot</text:span><text:span text:style-name="T4">(): </text:span><text:span text:style-name="T1">void</text:span></text:p>
      <text:p text:style-name="P19">{</text:p>
      <text:p text:style-name="P27">//</text:p>
      <text:p text:style-name="P19">}</text:p>
      <text:p text:style-name="P19">}</text:p>
      <text:p text:style-name="P19"/>
      <text:p text:style-name="P19"/>
      <text:p text:style-name="P20"><text:span text:style-name="T18">then make file :<text:line-break/><text:line-break/><text:line-break/><text:line-break/></text:span><text:span text:style-name="T1">&lt;?php</text:span></text:p>
      <text:p text:style-name="P11"><text:span text:style-name="T1">namespace</text:span><text:span text:style-name="T4"> </text:span><text:span text:style-name="T9">App\Providers\Services</text:span><text:span text:style-name="T4">;</text:span></text:p>
      <text:p text:style-name="P11"><text:span text:style-name="T1">use</text:span><text:span text:style-name="T4"> Illuminate\Support\Facades\</text:span><text:span text:style-name="T9">Facade</text:span><text:span text:style-name="T4">;</text:span></text:p>
      <text:p text:style-name="P11"><text:span text:style-name="T1">class</text:span><text:span text:style-name="T4"> </text:span><text:span text:style-name="T9">SomeServiceFacade</text:span><text:span text:style-name="T4"> </text:span><text:span text:style-name="T1">extends</text:span><text:span text:style-name="T4"> </text:span><text:span text:style-name="T9">Facade</text:span><text:span text:style-name="T4"> {</text:span></text:p>
      <text:p text:style-name="P11"><text:span text:style-name="T1">protected</text:span><text:span text:style-name="T4"> </text:span><text:span text:style-name="T1">static</text:span><text:span text:style-name="T4"> </text:span><text:span text:style-name="T1">function</text:span><text:span text:style-name="T4"> </text:span><text:span text:style-name="T12">getFacadeAccessor</text:span><text:span text:style-name="T4">() {</text:span></text:p>
      <text:p text:style-name="P11"><text:span text:style-name="T14">return</text:span><text:span text:style-name="T4"> </text:span><text:span text:style-name="T15">'SomeService'</text:span><text:span text:style-name="T4">;</text:span></text:p>
      <text:p text:style-name="P19">}</text:p>
      <text:p text:style-name="P19">}</text:p>
      <text:p text:style-name="P11"><text:span text:style-name="T1">?&gt;</text:span></text:p>
      <text:p text:style-name="P20"><text:soft-page-break/><text:span text:style-name="T18">then call into web.php <text:line-break/><text:line-break/><text:line-break/></text:span><text:span text:style-name="T1">&lt;?php</text:span></text:p>
      <text:p text:style-name="P23"/>
      <text:p text:style-name="P11"><text:span text:style-name="T1">use</text:span><text:span text:style-name="T4"> App\Http\Controllers\</text:span><text:span text:style-name="T9">ProfileController</text:span><text:span text:style-name="T4">;</text:span></text:p>
      <text:p text:style-name="P11"><text:span text:style-name="T1">use</text:span><text:span text:style-name="T4"> App\Providers\Services\</text:span><text:span text:style-name="T9">SomeServiceProvider</text:span><text:span text:style-name="T4">;</text:span></text:p>
      <text:p text:style-name="P11"><text:span text:style-name="T1">use</text:span><text:span text:style-name="T4"> App\Providers\Services\</text:span><text:span text:style-name="T9">SomeServiceFacade</text:span><text:span text:style-name="T4">;</text:span></text:p>
      <text:p text:style-name="P11"><text:span text:style-name="T1">use</text:span><text:span text:style-name="T4"> Illuminate\Support\Facades\</text:span><text:span text:style-name="T9">Route</text:span><text:span text:style-name="T4">;</text:span></text:p>
      <text:p text:style-name="P12"><text:line-break/></text:p>
      <text:p text:style-name="P11"><text:span text:style-name="T9">Route</text:span><text:span text:style-name="T4">::</text:span><text:span text:style-name="T12">get</text:span><text:span text:style-name="T4">(</text:span><text:span text:style-name="T15">'/'</text:span><text:span text:style-name="T4">, </text:span><text:span text:style-name="T1">function</text:span><text:span text:style-name="T4"> () {</text:span></text:p>
      <text:p text:style-name="P27">// $service = new SomeServiceProvider();</text:p>
      <text:p text:style-name="P27">// dd($service-&gt;do());</text:p>
      <text:p text:style-name="P23"/>
      <text:p text:style-name="P11"><text:span text:style-name="T12">dd</text:span><text:span text:style-name="T4">(</text:span><text:span text:style-name="T9">SomeServiceFacade</text:span><text:span text:style-name="T4">::</text:span><text:span text:style-name="T12">do</text:span><text:span text:style-name="T4">());</text:span></text:p>
      <text:p text:style-name="P11"><text:span text:style-name="T14">return</text:span><text:span text:style-name="T4"> </text:span><text:span text:style-name="T12">view</text:span><text:span text:style-name="T4">(</text:span><text:span text:style-name="T15">'welcome'</text:span><text:span text:style-name="T4">);</text:span></text:p>
      <text:p text:style-name="P19">});</text:p>
      <text:p text:style-name="P12"/>
      <text:p text:style-name="P21"/>
      <text:p text:style-name="P22"/>
      <text:p text:style-name="P14"><text:span text:style-name="T23">No need to register: just changes into Facade file </text:span><text:span text:style-name="T22"><text:line-break/><text:line-break/></text:span><text:span text:style-name="T1">&lt;?php</text:span></text:p>
      <text:p text:style-name="P11"><text:span text:style-name="T1">namespace</text:span><text:span text:style-name="T4"> </text:span><text:span text:style-name="T9">App\Providers\Services</text:span><text:span text:style-name="T4">;</text:span></text:p>
      <text:p text:style-name="P11"><text:span text:style-name="T1">use</text:span><text:span text:style-name="T4"> Illuminate\Support\Facades\</text:span><text:span text:style-name="T9">Facade</text:span><text:span text:style-name="T4">;</text:span></text:p>
      <text:p text:style-name="P11"><text:span text:style-name="T1">class</text:span><text:span text:style-name="T4"> </text:span><text:span text:style-name="T9">SomeServiceFacade</text:span><text:span text:style-name="T4"> </text:span><text:span text:style-name="T1">extends</text:span><text:span text:style-name="T4"> </text:span><text:span text:style-name="T9">Facade</text:span><text:span text:style-name="T4"> {</text:span></text:p>
      <text:p text:style-name="P11"><text:span text:style-name="T1">protected</text:span><text:span text:style-name="T4"> </text:span><text:span text:style-name="T1">static</text:span><text:span text:style-name="T4"> </text:span><text:span text:style-name="T1">function</text:span><text:span text:style-name="T4"> </text:span><text:span text:style-name="T12">getFacadeAccessor</text:span><text:span text:style-name="T4">() {</text:span></text:p>
      <text:p text:style-name="P11"><text:span text:style-name="T14">return</text:span><text:span text:style-name="T4"> </text:span><text:span text:style-name="T9">SomeServiceProvider</text:span><text:span text:style-name="T4">::</text:span><text:span text:style-name="T1">class</text:span><text:span text:style-name="T4">;</text:span></text:p>
      <text:p text:style-name="P19">}</text:p>
      <text:p text:style-name="P19">}</text:p>
      <text:p text:style-name="P11"><text:span text:style-name="T1">?&gt;</text:span></text:p>
      <text:p text:style-name="P15"/>
      <text:p text:style-name="P15"/>
      <text:p text:style-name="P15"/>
      <text:p text:style-name="P16">what if :</text:p>
      <text:p text:style-name="P16"/>
      <text:p text:style-name="P18">&lt;?php</text:p>
      <text:p text:style-name="P11"><text:span text:style-name="T1">namespace</text:span><text:span text:style-name="T4"> </text:span><text:span text:style-name="T9">App\Providers\Services</text:span><text:span text:style-name="T4">;</text:span></text:p>
      <text:p text:style-name="P11"><text:span text:style-name="T1">class</text:span><text:span text:style-name="T4"> </text:span><text:span text:style-name="T9">SomeServiceProvider</text:span><text:span text:style-name="T4"> {</text:span></text:p>
      <text:p text:style-name="P23"/>
      <text:p text:style-name="P11"><text:span text:style-name="T1">protected</text:span><text:span text:style-name="T4"> </text:span><text:span text:style-name="T21">$secretkey</text:span><text:span text:style-name="T4">;</text:span></text:p>
      <text:p text:style-name="P11"><text:span text:style-name="T1">public</text:span><text:span text:style-name="T4"> </text:span><text:span text:style-name="T1">function</text:span><text:span text:style-name="T4"> </text:span><text:span text:style-name="T12">__construct</text:span><text:span text:style-name="T4">(</text:span><text:span text:style-name="T1">string</text:span><text:span text:style-name="T4"> </text:span><text:span text:style-name="T21">$secretkey</text:span><text:span text:style-name="T4">) {</text:span></text:p>
      <text:p text:style-name="P11"><text:span text:style-name="T1">$this</text:span><text:span text:style-name="T4">-&gt;</text:span><text:span text:style-name="T21">secretkey</text:span><text:span text:style-name="T4">=</text:span><text:span text:style-name="T21">$secretkey</text:span><text:span text:style-name="T4">;</text:span></text:p>
      <text:p text:style-name="P19">}</text:p>
      <text:p text:style-name="P11"><text:span text:style-name="T1">public</text:span><text:span text:style-name="T4"> </text:span><text:span text:style-name="T1">function</text:span><text:span text:style-name="T4"> </text:span><text:span text:style-name="T12">do</text:span><text:span text:style-name="T4">() {</text:span></text:p>
      <text:p text:style-name="P11"><text:span text:style-name="T14">return</text:span><text:span text:style-name="T4"> </text:span><text:span text:style-name="T15">"do something"</text:span><text:span text:style-name="T4">;</text:span></text:p>
      <text:p text:style-name="P19"><text:soft-page-break/>}</text:p>
      <text:p text:style-name="P19">}</text:p>
      <text:p text:style-name="P11"><text:span text:style-name="T1">?&gt;</text:span></text:p>
      <text:p text:style-name="P16"/>
      <text:p text:style-name="P31">Unresolvable dependency resolving [Parameter #0 [ &lt;required&gt; string $secretkey ]] in class App\Providers\Services\SomeServiceProvider</text:p>
      <text:p text:style-name="P31"/>
      <text:p text:style-name="P35"><text:span text:style-name="T24">Want to register this:<text:line-break/><text:line-break/></text:span><text:span text:style-name="T2">public</text:span><text:span text:style-name="T5"> </text:span><text:span text:style-name="T2">function</text:span><text:span text:style-name="T5"> </text:span><text:span text:style-name="T13">register</text:span><text:span text:style-name="T5">(): </text:span><text:span text:style-name="T2">void</text:span></text:p>
      <text:p text:style-name="P19">{</text:p>
      <text:p text:style-name="P11"><text:span text:style-name="T1">$this</text:span><text:span text:style-name="T4">-&gt;</text:span><text:span text:style-name="T21">app</text:span><text:span text:style-name="T4">-&gt;</text:span><text:span text:style-name="T12">bind</text:span><text:span text:style-name="T4">(</text:span><text:span text:style-name="T15">'SomeService'</text:span><text:span text:style-name="T4">,</text:span><text:span text:style-name="T1">function</text:span><text:span text:style-name="T4">() {</text:span></text:p>
      <text:p text:style-name="P11"><text:span text:style-name="T14">return</text:span><text:span text:style-name="T4"> </text:span><text:span text:style-name="T1">new</text:span><text:span text:style-name="T4"> </text:span><text:span text:style-name="T9">SomeServiceProvider</text:span><text:span text:style-name="T4">(</text:span><text:span text:style-name="T15">'5678934'</text:span><text:span text:style-name="T4">);</text:span></text:p>
      <text:p text:style-name="P19">});</text:p>
      <text:p text:style-name="P19">}</text:p>
      <text:p text:style-name="P11"/>
      <text:p text:style-name="P32"/>
      <text:p text:style-name="P34">&lt;?php</text:p>
      <text:p text:style-name="P11"><text:span text:style-name="T1">namespace</text:span><text:span text:style-name="T4"> </text:span><text:span text:style-name="T9">App\Providers\Services</text:span><text:span text:style-name="T4">;</text:span></text:p>
      <text:p text:style-name="P11"><text:span text:style-name="T1">use</text:span><text:span text:style-name="T4"> Illuminate\Support\Facades\</text:span><text:span text:style-name="T9">Facade</text:span><text:span text:style-name="T4">;</text:span></text:p>
      <text:p text:style-name="P11"><text:span text:style-name="T1">class</text:span><text:span text:style-name="T4"> </text:span><text:span text:style-name="T9">SomeServiceFacade</text:span><text:span text:style-name="T4"> </text:span><text:span text:style-name="T1">extends</text:span><text:span text:style-name="T4"> </text:span><text:span text:style-name="T9">Facade</text:span><text:span text:style-name="T4"> {</text:span></text:p>
      <text:p text:style-name="P11"><text:span text:style-name="T1">protected</text:span><text:span text:style-name="T4"> </text:span><text:span text:style-name="T1">static</text:span><text:span text:style-name="T4"> </text:span><text:span text:style-name="T1">function</text:span><text:span text:style-name="T4"> </text:span><text:span text:style-name="T12">getFacadeAccessor</text:span><text:span text:style-name="T4">() {</text:span></text:p>
      <text:p text:style-name="P11"><text:span text:style-name="T14">return</text:span><text:span text:style-name="T4"> </text:span><text:span text:style-name="T15">'SomeService'</text:span><text:span text:style-name="T4">;</text:span></text:p>
      <text:p text:style-name="P19">}</text:p>
      <text:p text:style-name="P19">}</text:p>
      <text:p text:style-name="P11"><text:span text:style-name="T1">?&gt;</text:span></text:p>
      <text:p text:style-name="P32"/>
      <text:p text:style-name="P35"><text:span text:style-name="T24">For Autocomplete write this line in Facade file <text:line-break/><text:line-break/></text:span><text:span text:style-name="T2">&lt;?php</text:span></text:p>
      <text:p text:style-name="P11"><text:span text:style-name="T1">namespace</text:span><text:span text:style-name="T4"> </text:span><text:span text:style-name="T9">App\Providers\Services</text:span><text:span text:style-name="T4">;</text:span></text:p>
      <text:p text:style-name="P11"><text:span text:style-name="T1">use</text:span><text:span text:style-name="T4"> Illuminate\Support\Facades\</text:span><text:span text:style-name="T9">Facade</text:span><text:span text:style-name="T4">;</text:span></text:p>
      <text:p text:style-name="P27">/**</text:p>
      <text:p text:style-name="P11"><text:span text:style-name="T20">* </text:span><text:span text:style-name="T1">@method</text:span><text:span text:style-name="T20"> static string do()</text:span></text:p>
      <text:p text:style-name="P27">*/</text:p>
      <text:p text:style-name="P11"><text:span text:style-name="T1">class</text:span><text:span text:style-name="T4"> </text:span><text:span text:style-name="T9">SomeServiceFacade</text:span><text:span text:style-name="T4"> </text:span><text:span text:style-name="T1">extends</text:span><text:span text:style-name="T4"> </text:span><text:span text:style-name="T9">Facade</text:span><text:span text:style-name="T4"> {</text:span></text:p>
      <text:p text:style-name="P11"><text:span text:style-name="T1">protected</text:span><text:span text:style-name="T4"> </text:span><text:span text:style-name="T1">static</text:span><text:span text:style-name="T4"> </text:span><text:span text:style-name="T1">function</text:span><text:span text:style-name="T4"> </text:span><text:span text:style-name="T12">getFacadeAccessor</text:span><text:span text:style-name="T4">() {</text:span></text:p>
      <text:p text:style-name="P11"><text:span text:style-name="T14">return</text:span><text:span text:style-name="T4"> </text:span><text:span text:style-name="T15">'SomeService'</text:span><text:span text:style-name="T4">;</text:span></text:p>
      <text:p text:style-name="P19">}</text:p>
      <text:p text:style-name="P19">}</text:p>
      <text:p text:style-name="P11"><text:span text:style-name="T1">?&gt;</text:span></text:p>
      <text:p text:style-name="P32"/>
      <text:p text:style-name="P36"><text:soft-page-break/><text:span text:style-name="T25">no need to write this<text:line-break/></text:span><text:span text:style-name="T2">use</text:span><text:span text:style-name="T5"> Illuminate\Support\Facades\</text:span><text:span text:style-name="T10">Config</text:span><text:span text:style-name="T5">;</text:span></text:p>
      <text:p text:style-name="P33">alternative</text:p>
      <text:p text:style-name="P33">use Config;</text:p>
      <text:p text:style-name="P33"/>
      <text:p text:style-name="P33"/>
      <text:p text:style-name="P32"/>
      <text:p text:style-name="P30"><text:span text:style-name="T7"/></text:p>
      <text:p text:style-name="P28"><text:span text:style-name="T7"/></text:p>
      <text:p text:style-name="P9"/>
      <text:p text:style-name="P9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igtree" svg:font-family="Figtree, ui-sans-serif, system-ui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4:40:58.268383136</meta:creation-date>
    <dc:date>2024-09-06T17:23:38.297672719</dc:date>
    <meta:editing-duration>PT1H35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7" meta:paragraph-count="176" meta:word-count="793" meta:character-count="7969" meta:non-whitespace-character-count="7240"/>
  </office:meta>
</office:document-meta>
</file>